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42.041cm" svg:y="0.074cm">
            <draw:object draw:notify-on-update-of-ranges="Hoja1.B1:Hoja1.B1 Hoja1.B2:Hoja1.B11 Hoja1.C1:Hoja1.C1 Hoja1.C2:Hoja1.C11 Hoja1.F1:Hoja1.F1 Hoja1.F2:Hoja1.F11 Hoja1.I1:Hoja1.I1 Hoja1.I2:Hoja1.I11 Hoja1.L1:Hoja1.L1 Hoja1.L2:Hoja1.L11 Hoja1.O1:Hoja1.O1 Hoja1.O2:Hoja1.O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42.205cm" svg:y="11.868cm">
            <draw:object draw:notify-on-update-of-ranges="Hoja1.B1:Hoja1.B1 Hoja1.B12:Hoja1.B21 Hoja1.C1:Hoja1.C1 Hoja1.C12:Hoja1.C21 Hoja1.F1:Hoja1.F1 Hoja1.F12:Hoja1.F21 Hoja1.I1:Hoja1.I1 Hoja1.I12:Hoja1.I21 Hoja1.L1:Hoja1.L1 Hoja1.L12:Hoja1.L21 Hoja1.O1:Hoja1.O1 Hoja1.O12:Hoja1.O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3.694cm" svg:y="16.17cm">
            <draw:object draw:notify-on-update-of-ranges="Hoja1.B1:Hoja1.B1 Hoja1.B22:Hoja1.B31 Hoja1.C1:Hoja1.C1 Hoja1.C22:Hoja1.C31 Hoja1.F1:Hoja1.F1 Hoja1.F22:Hoja1.F31 Hoja1.I1:Hoja1.I1 Hoja1.I22:Hoja1.I31 Hoja1.L1:Hoja1.L1 Hoja1.L22:Hoja1.L31 Hoja1.O1:Hoja1.O1 Hoja1.O22:Hoja1.O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3.543cm" svg:y="16.17cm">
            <draw:object draw:notify-on-update-of-ranges="Hoja1.D1:Hoja1.D1 Hoja1.D2:Hoja1.D31 Hoja1.G1:Hoja1.G1 Hoja1.G2:Hoja1.G31 Hoja1.J1:Hoja1.J1 Hoja1.J2:Hoja1.J31 Hoja1.M1:Hoja1.M1 Hoja1.M2:Hoja1.M31 Hoja1.P1:Hoja1.P1 Hoja1.P2:Hoja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Mejor Coste</text:p>
          </table:table-cell>
          <table:table-cell table:number-columns-repeated="2" table:style-name="ce1" office:value-type="string" calcext:value-type="string">
            <text:p>BL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E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BMB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L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LS-E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9587.13" calcext:value-type="float">
            <text:p>19587,13</text:p>
          </table:table-cell>
          <table:table-cell office:value-type="float" office:value="19579" calcext:value-type="float">
            <text:p>19579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19581.2" calcext:value-type="float">
            <text:p>19581,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9586" calcext:value-type="float">
            <text:p>1958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9587.1" calcext:value-type="float">
            <text:p>19587,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584.6" calcext:value-type="float">
            <text:p>19584,6</text:p>
          </table:table-cell>
          <table:table-cell office:value-type="float" office:value="0.01" calcext:value-type="float">
            <text:p>0,01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9360.24" calcext:value-type="float">
            <text:p>19360,24</text:p>
          </table:table-cell>
          <table:table-cell office:value-type="float" office:value="19355.6" calcext:value-type="float">
            <text:p>19355,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19357" calcext:value-type="float">
            <text:p>19357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19360.2" calcext:value-type="float">
            <text:p>19360,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9360.2" calcext:value-type="float">
            <text:p>19360,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360.2" calcext:value-type="float">
            <text:p>19360,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9366.7" calcext:value-type="float">
            <text:p>19366,7</text:p>
          </table:table-cell>
          <table:table-cell office:value-type="float" office:value="19359.7" calcext:value-type="float">
            <text:p>19359,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19366.7" calcext:value-type="float">
            <text:p>19366,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366.7" calcext:value-type="float">
            <text:p>19366,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366.7" calcext:value-type="float">
            <text:p>19366,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9366.7" calcext:value-type="float">
            <text:p>19366,7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9458.56" calcext:value-type="float">
            <text:p>19458,56</text:p>
          </table:table-cell>
          <table:table-cell office:value-type="float" office:value="19458.5" calcext:value-type="float">
            <text:p>19458,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453.1" calcext:value-type="float">
            <text:p>19453,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19458.6" calcext:value-type="float">
            <text:p>19458,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458.6" calcext:value-type="float">
            <text:p>19458,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458.6" calcext:value-type="float">
            <text:p>19458,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9422.15" calcext:value-type="float">
            <text:p>19422,15</text:p>
          </table:table-cell>
          <table:table-cell office:value-type="float" office:value="19415.9" calcext:value-type="float">
            <text:p>19415,9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9418.6" calcext:value-type="float">
            <text:p>19418,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19421.6" calcext:value-type="float">
            <text:p>19421,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421.6" calcext:value-type="float">
            <text:p>19421,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422.1" calcext:value-type="float">
            <text:p>19422,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9680.21" calcext:value-type="float">
            <text:p>19680,21</text:p>
          </table:table-cell>
          <table:table-cell office:value-type="float" office:value="19677.4" calcext:value-type="float">
            <text:p>19677,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9665.2" calcext:value-type="float">
            <text:p>19665,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19680.2" calcext:value-type="float">
            <text:p>19680,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680.2" calcext:value-type="float">
            <text:p>1968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680.2" calcext:value-type="float">
            <text:p>19680,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9331.39" calcext:value-type="float">
            <text:p>19331,39</text:p>
          </table:table-cell>
          <table:table-cell office:value-type="float" office:value="19326" calcext:value-type="float">
            <text:p>1932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9327.3" calcext:value-type="float">
            <text:p>19327,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19331.4" calcext:value-type="float">
            <text:p>19331,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331.4" calcext:value-type="float">
            <text:p>19331,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329.4" calcext:value-type="float">
            <text:p>19329,4</text:p>
          </table:table-cell>
          <table:table-cell office:value-type="float" office:value="0.01" calcext:value-type="float">
            <text:p>0,0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9461.39" calcext:value-type="float">
            <text:p>19461,39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9459.8" calcext:value-type="float">
            <text:p>19459,8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9461.4" calcext:value-type="float">
            <text:p>19461,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461.4" calcext:value-type="float">
            <text:p>19461,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461.4" calcext:value-type="float">
            <text:p>19461,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9477.39" calcext:value-type="float">
            <text:p>19477,39</text:p>
          </table:table-cell>
          <table:table-cell office:value-type="float" office:value="19477.3" calcext:value-type="float">
            <text:p>19477,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19471.6" calcext:value-type="float">
            <text:p>19471,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19477.3" calcext:value-type="float">
            <text:p>19477,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477.3" calcext:value-type="float">
            <text:p>19477,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19477.3" calcext:value-type="float">
            <text:p>19477,3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9604.84" calcext:value-type="float">
            <text:p>19604,84</text:p>
          </table:table-cell>
          <table:table-cell office:value-type="float" office:value="19596.2" calcext:value-type="float">
            <text:p>19596,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19601.8" calcext:value-type="float">
            <text:p>19601,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19604.8" calcext:value-type="float">
            <text:p>19604,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604.8" calcext:value-type="float">
            <text:p>19604,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9604.8" calcext:value-type="float">
            <text:p>19604,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78030.62" calcext:value-type="float">
            <text:p>778030,62</text:p>
          </table:table-cell>
          <table:table-cell office:value-type="float" office:value="754287" calcext:value-type="float">
            <text:p>754287</text:p>
          </table:table-cell>
          <table:table-cell office:value-type="float" office:value="3.05" calcext:value-type="float">
            <text:p>3,05</text:p>
          </table:table-cell>
          <table:table-cell office:value-type="float" office:value="0.16" calcext:value-type="float">
            <text:p>0,16</text:p>
          </table:table-cell>
          <table:table-cell office:value-type="float" office:value="762432" calcext:value-type="float">
            <text:p>762432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768472" calcext:value-type="float">
            <text:p>768472</text:p>
          </table:table-cell>
          <table:table-cell office:value-type="float" office:value="1.23" calcext:value-type="float">
            <text:p>1,23</text:p>
          </table:table-cell>
          <table:table-cell office:value-type="float" office:value="0.04" calcext:value-type="float">
            <text:p>0,04</text:p>
          </table:table-cell>
          <table:table-cell office:value-type="float" office:value="768893" calcext:value-type="float">
            <text:p>768893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770455" calcext:value-type="float">
            <text:p>770455</text:p>
          </table:table-cell>
          <table:table-cell office:value-type="float" office:value="0.97" calcext:value-type="float">
            <text:p>0,97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79963.69" calcext:value-type="float">
            <text:p>779963,69</text:p>
          </table:table-cell>
          <table:table-cell office:value-type="float" office:value="771778" calcext:value-type="float">
            <text:p>771778</text:p>
          </table:table-cell>
          <table:table-cell office:value-type="float" office:value="1.05" calcext:value-type="float">
            <text:p>1,05</text:p>
          </table:table-cell>
          <table:table-cell office:value-type="float" office:value="0.13" calcext:value-type="float">
            <text:p>0,13</text:p>
          </table:table-cell>
          <table:table-cell office:value-type="float" office:value="764288" calcext:value-type="float">
            <text:p>764288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771856" calcext:value-type="float">
            <text:p>771856</text:p>
          </table:table-cell>
          <table:table-cell office:value-type="float" office:value="1.04" calcext:value-type="float">
            <text:p>1,04</text:p>
          </table:table-cell>
          <table:table-cell office:value-type="float" office:value="0.04" calcext:value-type="float">
            <text:p>0,04</text:p>
          </table:table-cell>
          <table:table-cell office:value-type="float" office:value="776145" calcext:value-type="float">
            <text:p>776145</text:p>
          </table:table-cell>
          <table:table-cell office:value-type="float" office:value="0.49" calcext:value-type="float">
            <text:p>0,49</text:p>
          </table:table-cell>
          <table:table-cell office:value-type="float" office:value="0.04" calcext:value-type="float">
            <text:p>0,04</text:p>
          </table:table-cell>
          <table:table-cell office:value-type="float" office:value="768793" calcext:value-type="float">
            <text:p>768793</text:p>
          </table:table-cell>
          <table:table-cell office:value-type="float" office:value="1.43" calcext:value-type="float">
            <text:p>1,43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76768.44" calcext:value-type="float">
            <text:p>776768,44</text:p>
          </table:table-cell>
          <table:table-cell office:value-type="float" office:value="760587" calcext:value-type="float">
            <text:p>760587</text:p>
          </table:table-cell>
          <table:table-cell office:value-type="float" office:value="2.08" calcext:value-type="float">
            <text:p>2,08</text:p>
          </table:table-cell>
          <table:table-cell office:value-type="float" office:value="0.12" calcext:value-type="float">
            <text:p>0,12</text:p>
          </table:table-cell>
          <table:table-cell office:value-type="float" office:value="763946" calcext:value-type="float">
            <text:p>763946</text:p>
          </table:table-cell>
          <table:table-cell office:value-type="float" office:value="1.65" calcext:value-type="float">
            <text:p>1,65</text:p>
          </table:table-cell>
          <table:table-cell office:value-type="float" office:value="0.05" calcext:value-type="float">
            <text:p>0,05</text:p>
          </table:table-cell>
          <table:table-cell office:value-type="float" office:value="767181" calcext:value-type="float">
            <text:p>767181</text:p>
          </table:table-cell>
          <table:table-cell office:value-type="float" office:value="1.23" calcext:value-type="float">
            <text:p>1,23</text:p>
          </table:table-cell>
          <table:table-cell office:value-type="float" office:value="0.04" calcext:value-type="float">
            <text:p>0,04</text:p>
          </table:table-cell>
          <table:table-cell office:value-type="float" office:value="769205" calcext:value-type="float">
            <text:p>769205</text:p>
          </table:table-cell>
          <table:table-cell office:value-type="float" office:value="0.97" calcext:value-type="float">
            <text:p>0,97</text:p>
          </table:table-cell>
          <table:table-cell office:value-type="float" office:value="0.05" calcext:value-type="float">
            <text:p>0,05</text:p>
          </table:table-cell>
          <table:table-cell office:value-type="float" office:value="768283" calcext:value-type="float">
            <text:p>768283</text:p>
          </table:table-cell>
          <table:table-cell office:value-type="float" office:value="1.09" calcext:value-type="float">
            <text:p>1,0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75394.62" calcext:value-type="float">
            <text:p>775394,62</text:p>
          </table:table-cell>
          <table:table-cell office:value-type="float" office:value="765833" calcext:value-type="float">
            <text:p>765833</text:p>
          </table:table-cell>
          <table:table-cell office:value-type="float" office:value="1.23" calcext:value-type="float">
            <text:p>1,23</text:p>
          </table:table-cell>
          <table:table-cell office:value-type="float" office:value="0.13" calcext:value-type="float">
            <text:p>0,13</text:p>
          </table:table-cell>
          <table:table-cell office:value-type="float" office:value="766680" calcext:value-type="float">
            <text:p>766680</text:p>
          </table:table-cell>
          <table:table-cell office:value-type="float" office:value="1.12" calcext:value-type="float">
            <text:p>1,12</text:p>
          </table:table-cell>
          <table:table-cell office:value-type="float" office:value="0.06" calcext:value-type="float">
            <text:p>0,06</text:p>
          </table:table-cell>
          <table:table-cell office:value-type="float" office:value="765863" calcext:value-type="float">
            <text:p>765863</text:p>
          </table:table-cell>
          <table:table-cell office:value-type="float" office:value="1.23" calcext:value-type="float">
            <text:p>1,23</text:p>
          </table:table-cell>
          <table:table-cell office:value-type="float" office:value="0.04" calcext:value-type="float">
            <text:p>0,04</text:p>
          </table:table-cell>
          <table:table-cell office:value-type="float" office:value="769641" calcext:value-type="float">
            <text:p>769641</text:p>
          </table:table-cell>
          <table:table-cell office:value-type="float" office:value="0.74" calcext:value-type="float">
            <text:p>0,74</text:p>
          </table:table-cell>
          <table:table-cell office:value-type="float" office:value="0.04" calcext:value-type="float">
            <text:p>0,04</text:p>
          </table:table-cell>
          <table:table-cell office:value-type="float" office:value="767491" calcext:value-type="float">
            <text:p>767491</text:p>
          </table:table-cell>
          <table:table-cell office:value-type="float" office:value="1.02" calcext:value-type="float">
            <text:p>1,0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75611.06" calcext:value-type="float">
            <text:p>775611,06</text:p>
          </table:table-cell>
          <table:table-cell office:value-type="float" office:value="753444" calcext:value-type="float">
            <text:p>753444</text:p>
          </table:table-cell>
          <table:table-cell office:value-type="float" office:value="2.86" calcext:value-type="float">
            <text:p>2,86</text:p>
          </table:table-cell>
          <table:table-cell office:value-type="float" office:value="0.12" calcext:value-type="float">
            <text:p>0,12</text:p>
          </table:table-cell>
          <table:table-cell office:value-type="float" office:value="753849" calcext:value-type="float">
            <text:p>753849</text:p>
          </table:table-cell>
          <table:table-cell office:value-type="float" office:value="2.81" calcext:value-type="float">
            <text:p>2,81</text:p>
          </table:table-cell>
          <table:table-cell office:value-type="float" office:value="0.02" calcext:value-type="float">
            <text:p>0,02</text:p>
          </table:table-cell>
          <table:table-cell office:value-type="float" office:value="770415" calcext:value-type="float">
            <text:p>770415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769000" calcext:value-type="float">
            <text:p>769000</text:p>
          </table:table-cell>
          <table:table-cell office:value-type="float" office:value="0.85" calcext:value-type="float">
            <text:p>0,85</text:p>
          </table:table-cell>
          <table:table-cell office:value-type="float" office:value="0.03" calcext:value-type="float">
            <text:p>0,03</text:p>
          </table:table-cell>
          <table:table-cell office:value-type="float" office:value="765396" calcext:value-type="float">
            <text:p>765396</text:p>
          </table:table-cell>
          <table:table-cell office:value-type="float" office:value="1.32" calcext:value-type="float">
            <text:p>1,3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5153.69" calcext:value-type="float">
            <text:p>775153,69</text:p>
          </table:table-cell>
          <table:table-cell office:value-type="float" office:value="758023" calcext:value-type="float">
            <text:p>758023</text:p>
          </table:table-cell>
          <table:table-cell office:value-type="float" office:value="2.21" calcext:value-type="float">
            <text:p>2,21</text:p>
          </table:table-cell>
          <table:table-cell office:value-type="float" office:value="0.12" calcext:value-type="float">
            <text:p>0,12</text:p>
          </table:table-cell>
          <table:table-cell office:value-type="float" office:value="759891" calcext:value-type="float">
            <text:p>759891</text:p>
          </table:table-cell>
          <table:table-cell office:value-type="float" office:value="1.97" calcext:value-type="float">
            <text:p>1,97</text:p>
          </table:table-cell>
          <table:table-cell office:value-type="float" office:value="0.05" calcext:value-type="float">
            <text:p>0,05</text:p>
          </table:table-cell>
          <table:table-cell office:value-type="float" office:value="765810" calcext:value-type="float">
            <text:p>765810</text:p>
          </table:table-cell>
          <table:table-cell office:value-type="float" office:value="1.21" calcext:value-type="float">
            <text:p>1,21</text:p>
          </table:table-cell>
          <table:table-cell office:value-type="float" office:value="0.04" calcext:value-type="float">
            <text:p>0,04</text:p>
          </table:table-cell>
          <table:table-cell office:value-type="float" office:value="759684" calcext:value-type="float">
            <text:p>759684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768544" calcext:value-type="float">
            <text:p>768544</text:p>
          </table:table-cell>
          <table:table-cell office:value-type="float" office:value="0.85" calcext:value-type="float">
            <text:p>0,8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7232.87" calcext:value-type="float">
            <text:p>777232,87</text:p>
          </table:table-cell>
          <table:table-cell office:value-type="float" office:value="756698" calcext:value-type="float">
            <text:p>756698</text:p>
          </table:table-cell>
          <table:table-cell office:value-type="float" office:value="2.64" calcext:value-type="float">
            <text:p>2,64</text:p>
          </table:table-cell>
          <table:table-cell office:value-type="float" office:value="0.13" calcext:value-type="float">
            <text:p>0,13</text:p>
          </table:table-cell>
          <table:table-cell office:value-type="float" office:value="762001" calcext:value-type="float">
            <text:p>762001</text:p>
          </table:table-cell>
          <table:table-cell office:value-type="float" office:value="1.96" calcext:value-type="float">
            <text:p>1,96</text:p>
          </table:table-cell>
          <table:table-cell office:value-type="float" office:value="0.04" calcext:value-type="float">
            <text:p>0,04</text:p>
          </table:table-cell>
          <table:table-cell office:value-type="float" office:value="766665" calcext:value-type="float">
            <text:p>766665</text:p>
          </table:table-cell>
          <table:table-cell office:value-type="float" office:value="1.36" calcext:value-type="float">
            <text:p>1,36</text:p>
          </table:table-cell>
          <table:table-cell office:value-type="float" office:value="0.04" calcext:value-type="float">
            <text:p>0,04</text:p>
          </table:table-cell>
          <table:table-cell office:value-type="float" office:value="765951" calcext:value-type="float">
            <text:p>765951</text:p>
          </table:table-cell>
          <table:table-cell office:value-type="float" office:value="1.45" calcext:value-type="float">
            <text:p>1,45</text:p>
          </table:table-cell>
          <table:table-cell office:value-type="float" office:value="0.06" calcext:value-type="float">
            <text:p>0,06</text:p>
          </table:table-cell>
          <table:table-cell office:value-type="float" office:value="769574" calcext:value-type="float">
            <text:p>769574</text:p>
          </table:table-cell>
          <table:table-cell office:value-type="float" office:value="0.99" calcext:value-type="float">
            <text:p>0,9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79168.75" calcext:value-type="float">
            <text:p>779168,75</text:p>
          </table:table-cell>
          <table:table-cell office:value-type="float" office:value="764679" calcext:value-type="float">
            <text:p>764679</text:p>
          </table:table-cell>
          <table:table-cell office:value-type="float" office:value="1.86" calcext:value-type="float">
            <text:p>1,86</text:p>
          </table:table-cell>
          <table:table-cell office:value-type="float" office:value="0.13" calcext:value-type="float">
            <text:p>0,13</text:p>
          </table:table-cell>
          <table:table-cell office:value-type="float" office:value="764350" calcext:value-type="float">
            <text:p>764350</text:p>
          </table:table-cell>
          <table:table-cell office:value-type="float" office:value="1.9" calcext:value-type="float">
            <text:p>1,9</text:p>
          </table:table-cell>
          <table:table-cell office:value-type="float" office:value="0.05" calcext:value-type="float">
            <text:p>0,05</text:p>
          </table:table-cell>
          <table:table-cell office:value-type="float" office:value="773351" calcext:value-type="float">
            <text:p>773351</text:p>
          </table:table-cell>
          <table:table-cell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775018" calcext:value-type="float">
            <text:p>775018</text:p>
          </table:table-cell>
          <table:table-cell office:value-type="float" office:value="0.53" calcext:value-type="float">
            <text:p>0,53</text:p>
          </table:table-cell>
          <table:table-cell office:value-type="float" office:value="0.04" calcext:value-type="float">
            <text:p>0,04</text:p>
          </table:table-cell>
          <table:table-cell office:value-type="float" office:value="771452" calcext:value-type="float">
            <text:p>771452</text:p>
          </table:table-cell>
          <table:table-cell office:value-type="float" office:value="0.99" calcext:value-type="float">
            <text:p>0,99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74802.19" calcext:value-type="float">
            <text:p>774802,19</text:p>
          </table:table-cell>
          <table:table-cell office:value-type="float" office:value="763851" calcext:value-type="float">
            <text:p>763851</text:p>
          </table:table-cell>
          <table:table-cell office:value-type="float" office:value="1.41" calcext:value-type="float">
            <text:p>1,41</text:p>
          </table:table-cell>
          <table:table-cell office:value-type="float" office:value="0.13" calcext:value-type="float">
            <text:p>0,13</text:p>
          </table:table-cell>
          <table:table-cell office:value-type="float" office:value="756551" calcext:value-type="float">
            <text:p>756551</text:p>
          </table:table-cell>
          <table:table-cell office:value-type="float" office:value="2.36" calcext:value-type="float">
            <text:p>2,36</text:p>
          </table:table-cell>
          <table:table-cell office:value-type="float" office:value="0.03" calcext:value-type="float">
            <text:p>0,03</text:p>
          </table:table-cell>
          <table:table-cell office:value-type="float" office:value="766528" calcext:value-type="float">
            <text:p>766528</text:p>
          </table:table-cell>
          <table:table-cell office:value-type="float" office:value="1.07" calcext:value-type="float">
            <text:p>1,07</text:p>
          </table:table-cell>
          <table:table-cell office:value-type="float" office:value="0.03" calcext:value-type="float">
            <text:p>0,03</text:p>
          </table:table-cell>
          <table:table-cell office:value-type="float" office:value="770633" calcext:value-type="float">
            <text:p>770633</text:p>
          </table:table-cell>
          <table:table-cell office:value-type="float" office:value="0.54" calcext:value-type="float">
            <text:p>0,54</text:p>
          </table:table-cell>
          <table:table-cell office:value-type="float" office:value="0.05" calcext:value-type="float">
            <text:p>0,05</text:p>
          </table:table-cell>
          <table:table-cell office:value-type="float" office:value="769227" calcext:value-type="float">
            <text:p>769227</text:p>
          </table:table-cell>
          <table:table-cell office:value-type="float" office:value="0.72" calcext:value-type="float">
            <text:p>0,7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74961.31" calcext:value-type="float">
            <text:p>774961,31</text:p>
          </table:table-cell>
          <table:table-cell office:value-type="float" office:value="767725" calcext:value-type="float">
            <text:p>767725</text:p>
          </table:table-cell>
          <table:table-cell office:value-type="float" office:value="0.93" calcext:value-type="float">
            <text:p>0,93</text:p>
          </table:table-cell>
          <table:table-cell office:value-type="float" office:value="0.13" calcext:value-type="float">
            <text:p>0,13</text:p>
          </table:table-cell>
          <table:table-cell office:value-type="float" office:value="759213" calcext:value-type="float">
            <text:p>759213</text:p>
          </table:table-cell>
          <table:table-cell office:value-type="float" office:value="2.03" calcext:value-type="float">
            <text:p>2,03</text:p>
          </table:table-cell>
          <table:table-cell office:value-type="float" office:value="0.05" calcext:value-type="float">
            <text:p>0,05</text:p>
          </table:table-cell>
          <table:table-cell office:value-type="float" office:value="771090" calcext:value-type="float">
            <text:p>771090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766173" calcext:value-type="float">
            <text:p>766173</text:p>
          </table:table-cell>
          <table:table-cell office:value-type="float" office:value="1.13" calcext:value-type="float">
            <text:p>1,13</text:p>
          </table:table-cell>
          <table:table-cell office:value-type="float" office:value="0.05" calcext:value-type="float">
            <text:p>0,05</text:p>
          </table:table-cell>
          <table:table-cell office:value-type="float" office:value="769320" calcext:value-type="float">
            <text:p>769320</text:p>
          </table:table-cell>
          <table:table-cell office:value-type="float" office:value="0.73" calcext:value-type="float">
            <text:p>0,73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4139" calcext:value-type="float">
            <text:p>114139</text:p>
          </table:table-cell>
          <table:table-cell office:value-type="float" office:value="112980" calcext:value-type="float">
            <text:p>112980</text:p>
          </table:table-cell>
          <table:table-cell office:value-type="float" office:value="1.02" calcext:value-type="float">
            <text:p>1,02</text:p>
          </table:table-cell>
          <table:table-cell office:value-type="float" office:value="1.28" calcext:value-type="float">
            <text:p>1,28</text:p>
          </table:table-cell>
          <table:table-cell office:value-type="float" office:value="112544" calcext:value-type="float">
            <text:p>112544</text:p>
          </table:table-cell>
          <table:table-cell office:value-type="float" office:value="1.4" calcext:value-type="float">
            <text:p>1,4</text:p>
          </table:table-cell>
          <table:table-cell office:value-type="float" office:value="0.41" calcext:value-type="float">
            <text:p>0,41</text:p>
          </table:table-cell>
          <table:table-cell office:value-type="float" office:value="113028" calcext:value-type="float">
            <text:p>113028</text:p>
          </table:table-cell>
          <table:table-cell office:value-type="float" office:value="0.97" calcext:value-type="float">
            <text:p>0,97</text:p>
          </table:table-cell>
          <table:table-cell office:value-type="float" office:value="0.67" calcext:value-type="float">
            <text:p>0,67</text:p>
          </table:table-cell>
          <table:table-cell office:value-type="float" office:value="113825" calcext:value-type="float">
            <text:p>113825</text:p>
          </table:table-cell>
          <table:table-cell office:value-type="float" office:value="0.28" calcext:value-type="float">
            <text:p>0,28</text:p>
          </table:table-cell>
          <table:table-cell office:value-type="float" office:value="0.41" calcext:value-type="float">
            <text:p>0,41</text:p>
          </table:table-cell>
          <table:table-cell office:value-type="float" office:value="113008" calcext:value-type="float">
            <text:p>113008</text:p>
          </table:table-cell>
          <table:table-cell office:value-type="float" office:value="0.99" calcext:value-type="float">
            <text:p>0,99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4092" calcext:value-type="float">
            <text:p>114092</text:p>
          </table:table-cell>
          <table:table-cell office:value-type="float" office:value="112882" calcext:value-type="float">
            <text:p>112882</text:p>
          </table:table-cell>
          <table:table-cell office:value-type="float" office:value="1.06" calcext:value-type="float">
            <text:p>1,06</text:p>
          </table:table-cell>
          <table:table-cell office:value-type="float" office:value="1.37" calcext:value-type="float">
            <text:p>1,37</text:p>
          </table:table-cell>
          <table:table-cell office:value-type="float" office:value="112382" calcext:value-type="float">
            <text:p>112382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12651" calcext:value-type="float">
            <text:p>112651</text:p>
          </table:table-cell>
          <table:table-cell office:value-type="float" office:value="1.26" calcext:value-type="float">
            <text:p>1,26</text:p>
          </table:table-cell>
          <table:table-cell office:value-type="float" office:value="0.65" calcext:value-type="float">
            <text:p>0,65</text:p>
          </table:table-cell>
          <table:table-cell office:value-type="float" office:value="113268" calcext:value-type="float">
            <text:p>113268</text:p>
          </table:table-cell>
          <table:table-cell office:value-type="float" office:value="0.72" calcext:value-type="float">
            <text:p>0,72</text:p>
          </table:table-cell>
          <table:table-cell office:value-type="float" office:value="0.46" calcext:value-type="float">
            <text:p>0,46</text:p>
          </table:table-cell>
          <table:table-cell office:value-type="float" office:value="112858" calcext:value-type="float">
            <text:p>112858</text:p>
          </table:table-cell>
          <table:table-cell office:value-type="float" office:value="1.08" calcext:value-type="float">
            <text:p>1,08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4124" calcext:value-type="float">
            <text:p>114124</text:p>
          </table:table-cell>
          <table:table-cell office:value-type="float" office:value="112094" calcext:value-type="float">
            <text:p>112094</text:p>
          </table:table-cell>
          <table:table-cell office:value-type="float" office:value="1.78" calcext:value-type="float">
            <text:p>1,78</text:p>
          </table:table-cell>
          <table:table-cell office:value-type="float" office:value="1.42" calcext:value-type="float">
            <text:p>1,42</text:p>
          </table:table-cell>
          <table:table-cell office:value-type="float" office:value="112426" calcext:value-type="float">
            <text:p>112426</text:p>
          </table:table-cell>
          <table:table-cell office:value-type="float" office:value="1.49" calcext:value-type="float">
            <text:p>1,49</text:p>
          </table:table-cell>
          <table:table-cell office:value-type="float" office:value="0.49" calcext:value-type="float">
            <text:p>0,49</text:p>
          </table:table-cell>
          <table:table-cell office:value-type="float" office:value="112944" calcext:value-type="float">
            <text:p>112944</text:p>
          </table:table-cell>
          <table:table-cell office:value-type="float" office:value="1.03" calcext:value-type="float">
            <text:p>1,03</text:p>
          </table:table-cell>
          <table:table-cell office:value-type="float" office:value="0.65" calcext:value-type="float">
            <text:p>0,65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79" calcext:value-type="float">
            <text:p>0,79</text:p>
          </table:table-cell>
          <table:table-cell office:value-type="float" office:value="0.43" calcext:value-type="float">
            <text:p>0,43</text:p>
          </table:table-cell>
          <table:table-cell office:value-type="float" office:value="113062" calcext:value-type="float">
            <text:p>113062</text:p>
          </table:table-cell>
          <table:table-cell office:value-type="float" office:value="0.93" calcext:value-type="float">
            <text:p>0,93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4203" calcext:value-type="float">
            <text:p>114203</text:p>
          </table:table-cell>
          <table:table-cell office:value-type="float" office:value="112728" calcext:value-type="float">
            <text:p>112728</text:p>
          </table:table-cell>
          <table:table-cell office:value-type="float" office:value="1.29" calcext:value-type="float">
            <text:p>1,29</text:p>
          </table:table-cell>
          <table:table-cell office:value-type="float" office:value="1.33" calcext:value-type="float">
            <text:p>1,33</text:p>
          </table:table-cell>
          <table:table-cell office:value-type="float" office:value="112573" calcext:value-type="float">
            <text:p>112573</text:p>
          </table:table-cell>
          <table:table-cell office:value-type="float" office:value="1.43" calcext:value-type="float">
            <text:p>1,43</text:p>
          </table:table-cell>
          <table:table-cell office:value-type="float" office:value="0.43" calcext:value-type="float">
            <text:p>0,43</text:p>
          </table:table-cell>
          <table:table-cell office:value-type="float" office:value="112835" calcext:value-type="float">
            <text:p>112835</text:p>
          </table:table-cell>
          <table:table-cell office:value-type="float" office:value="1.2" calcext:value-type="float">
            <text:p>1,2</text:p>
          </table:table-cell>
          <table:table-cell office:value-type="float" office:value="0.63" calcext:value-type="float">
            <text:p>0,63</text:p>
          </table:table-cell>
          <table:table-cell office:value-type="float" office:value="113306" calcext:value-type="float">
            <text:p>113306</text:p>
          </table:table-cell>
          <table:table-cell office:value-type="float" office:value="0.79" calcext:value-type="float">
            <text:p>0,79</text:p>
          </table:table-cell>
          <table:table-cell office:value-type="float" office:value="0.38" calcext:value-type="float">
            <text:p>0,38</text:p>
          </table:table-cell>
          <table:table-cell office:value-type="float" office:value="112887" calcext:value-type="float">
            <text:p>112887</text:p>
          </table:table-cell>
          <table:table-cell office:value-type="float" office:value="1.15" calcext:value-type="float">
            <text:p>1,15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4180" calcext:value-type="float">
            <text:p>114180</text:p>
          </table:table-cell>
          <table:table-cell office:value-type="float" office:value="112777" calcext:value-type="float">
            <text:p>112777</text:p>
          </table:table-cell>
          <table:table-cell office:value-type="float" office:value="1.23" calcext:value-type="float">
            <text:p>1,23</text:p>
          </table:table-cell>
          <table:table-cell office:value-type="float" office:value="1.29" calcext:value-type="float">
            <text:p>1,29</text:p>
          </table:table-cell>
          <table:table-cell office:value-type="float" office:value="112820" calcext:value-type="float">
            <text:p>112820</text:p>
          </table:table-cell>
          <table:table-cell office:value-type="float" office:value="1.19" calcext:value-type="float">
            <text:p>1,19</text:p>
          </table:table-cell>
          <table:table-cell office:value-type="float" office:value="0.44" calcext:value-type="float">
            <text:p>0,44</text:p>
          </table:table-cell>
          <table:table-cell office:value-type="float" office:value="112944" calcext:value-type="float">
            <text:p>112944</text:p>
          </table:table-cell>
          <table:table-cell office:value-type="float" office:value="1.08" calcext:value-type="float">
            <text:p>1,08</text:p>
          </table:table-cell>
          <table:table-cell office:value-type="float" office:value="0.64" calcext:value-type="float">
            <text:p>0,64</text:p>
          </table:table-cell>
          <table:table-cell office:value-type="float" office:value="113838" calcext:value-type="float">
            <text:p>113838</text:p>
          </table:table-cell>
          <table:table-cell office:value-type="float" office:value="0.3" calcext:value-type="float">
            <text:p>0,3</text:p>
          </table:table-cell>
          <table:table-cell office:value-type="float" office:value="0.37" calcext:value-type="float">
            <text:p>0,37</text:p>
          </table:table-cell>
          <table:table-cell office:value-type="float" office:value="112966" calcext:value-type="float">
            <text:p>112966</text:p>
          </table:table-cell>
          <table:table-cell office:value-type="float" office:value="1.06" calcext:value-type="float">
            <text:p>1,06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4252" calcext:value-type="float">
            <text:p>114252</text:p>
          </table:table-cell>
          <table:table-cell office:value-type="float" office:value="112832" calcext:value-type="float">
            <text:p>112832</text:p>
          </table:table-cell>
          <table:table-cell office:value-type="float" office:value="1.24" calcext:value-type="float">
            <text:p>1,24</text:p>
          </table:table-cell>
          <table:table-cell office:value-type="float" office:value="1.4" calcext:value-type="float">
            <text:p>1,4</text:p>
          </table:table-cell>
          <table:table-cell office:value-type="float" office:value="112386" calcext:value-type="float">
            <text:p>112386</text:p>
          </table:table-cell>
          <table:table-cell office:value-type="float" office:value="1.63" calcext:value-type="float">
            <text:p>1,63</text:p>
          </table:table-cell>
          <table:table-cell office:value-type="float" office:value="0.47" calcext:value-type="float">
            <text:p>0,47</text:p>
          </table:table-cell>
          <table:table-cell office:value-type="float" office:value="112987" calcext:value-type="float">
            <text:p>112987</text:p>
          </table:table-cell>
          <table:table-cell office:value-type="float" office:value="1.11" calcext:value-type="float">
            <text:p>1,11</text:p>
          </table:table-cell>
          <table:table-cell office:value-type="float" office:value="0.64" calcext:value-type="float">
            <text:p>0,64</text:p>
          </table:table-cell>
          <table:table-cell office:value-type="float" office:value="113220" calcext:value-type="float">
            <text:p>113220</text:p>
          </table:table-cell>
          <table:table-cell office:value-type="float" office:value="0.9" calcext:value-type="float">
            <text:p>0,9</text:p>
          </table:table-cell>
          <table:table-cell office:value-type="float" office:value="0.39" calcext:value-type="float">
            <text:p>0,39</text:p>
          </table:table-cell>
          <table:table-cell office:value-type="float" office:value="113002" calcext:value-type="float">
            <text:p>113002</text:p>
          </table:table-cell>
          <table:table-cell office:value-type="float" office:value="1.09" calcext:value-type="float">
            <text:p>1,09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4213" calcext:value-type="float">
            <text:p>114213</text:p>
          </table:table-cell>
          <table:table-cell office:value-type="float" office:value="112534" calcext:value-type="float">
            <text:p>112534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12244" calcext:value-type="float">
            <text:p>112244</text:p>
          </table:table-cell>
          <table:table-cell office:value-type="float" office:value="1.72" calcext:value-type="float">
            <text:p>1,72</text:p>
          </table:table-cell>
          <table:table-cell office:value-type="float" office:value="0.43" calcext:value-type="float">
            <text:p>0,43</text:p>
          </table:table-cell>
          <table:table-cell office:value-type="float" office:value="112874" calcext:value-type="float">
            <text:p>112874</text:p>
          </table:table-cell>
          <table:table-cell office:value-type="float" office:value="1.17" calcext:value-type="float">
            <text:p>1,17</text:p>
          </table:table-cell>
          <table:table-cell office:value-type="float" office:value="0.65" calcext:value-type="float">
            <text:p>0,65</text:p>
          </table:table-cell>
          <table:table-cell office:value-type="float" office:value="113447" calcext:value-type="float">
            <text:p>113447</text:p>
          </table:table-cell>
          <table:table-cell office:value-type="float" office:value="0.67" calcext:value-type="float">
            <text:p>0,67</text:p>
          </table:table-cell>
          <table:table-cell office:value-type="float" office:value="0.38" calcext:value-type="float">
            <text:p>0,38</text:p>
          </table:table-cell>
          <table:table-cell office:value-type="float" office:value="112946" calcext:value-type="float">
            <text:p>112946</text:p>
          </table:table-cell>
          <table:table-cell office:value-type="float" office:value="1.11" calcext:value-type="float">
            <text:p>1,11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4378" calcext:value-type="float">
            <text:p>114378</text:p>
          </table:table-cell>
          <table:table-cell office:value-type="float" office:value="112830" calcext:value-type="float">
            <text:p>112830</text:p>
          </table:table-cell>
          <table:table-cell office:value-type="float" office:value="1.35" calcext:value-type="float">
            <text:p>1,35</text:p>
          </table:table-cell>
          <table:table-cell office:value-type="float" office:value="1.28" calcext:value-type="float">
            <text:p>1,28</text:p>
          </table:table-cell>
          <table:table-cell office:value-type="float" office:value="112921" calcext:value-type="float">
            <text:p>112921</text:p>
          </table:table-cell>
          <table:table-cell office:value-type="float" office:value="1.27" calcext:value-type="float">
            <text:p>1,27</text:p>
          </table:table-cell>
          <table:table-cell office:value-type="float" office:value="0.4" calcext:value-type="float">
            <text:p>0,4</text:p>
          </table:table-cell>
          <table:table-cell office:value-type="float" office:value="112991" calcext:value-type="float">
            <text:p>112991</text:p>
          </table:table-cell>
          <table:table-cell office:value-type="float" office:value="1.21" calcext:value-type="float">
            <text:p>1,21</text:p>
          </table:table-cell>
          <table:table-cell office:value-type="float" office:value="0.65" calcext:value-type="float">
            <text:p>0,65</text:p>
          </table:table-cell>
          <table:table-cell office:value-type="float" office:value="113427" calcext:value-type="float">
            <text:p>113427</text:p>
          </table:table-cell>
          <table:table-cell office:value-type="float" office:value="0.83" calcext:value-type="float">
            <text:p>0,83</text:p>
          </table:table-cell>
          <table:table-cell office:value-type="float" office:value="0.37" calcext:value-type="float">
            <text:p>0,37</text:p>
          </table:table-cell>
          <table:table-cell office:value-type="float" office:value="113016" calcext:value-type="float">
            <text:p>113016</text:p>
          </table:table-cell>
          <table:table-cell office:value-type="float" office:value="1.19" calcext:value-type="float">
            <text:p>1,19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4201" calcext:value-type="float">
            <text:p>114201</text:p>
          </table:table-cell>
          <table:table-cell office:value-type="float" office:value="112789" calcext:value-type="float">
            <text:p>112789</text:p>
          </table:table-cell>
          <table:table-cell office:value-type="float" office:value="1.24" calcext:value-type="float">
            <text:p>1,24</text:p>
          </table:table-cell>
          <table:table-cell office:value-type="float" office:value="1.28" calcext:value-type="float">
            <text:p>1,28</text:p>
          </table:table-cell>
          <table:table-cell office:value-type="float" office:value="112209" calcext:value-type="float">
            <text:p>112209</text:p>
          </table:table-cell>
          <table:table-cell office:value-type="float" office:value="1.74" calcext:value-type="float">
            <text:p>1,74</text:p>
          </table:table-cell>
          <table:table-cell office:value-type="float" office:value="0.41" calcext:value-type="float">
            <text:p>0,41</text:p>
          </table:table-cell>
          <table:table-cell office:value-type="float" office:value="112908" calcext:value-type="float">
            <text:p>112908</text:p>
          </table:table-cell>
          <table:table-cell office:value-type="float" office:value="1.13" calcext:value-type="float">
            <text:p>1,13</text:p>
          </table:table-cell>
          <table:table-cell office:value-type="float" office:value="0.64" calcext:value-type="float">
            <text:p>0,64</text:p>
          </table:table-cell>
          <table:table-cell office:value-type="float" office:value="113589" calcext:value-type="float">
            <text:p>113589</text:p>
          </table:table-cell>
          <table:table-cell office:value-type="float" office:value="0.54" calcext:value-type="float">
            <text:p>0,54</text:p>
          </table:table-cell>
          <table:table-cell office:value-type="float" office:value="0.38" calcext:value-type="float">
            <text:p>0,38</text:p>
          </table:table-cell>
          <table:table-cell office:value-type="float" office:value="112761" calcext:value-type="float">
            <text:p>112761</text:p>
          </table:table-cell>
          <table:table-cell office:value-type="float" office:value="1.26" calcext:value-type="float">
            <text:p>1,26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4191" calcext:value-type="float">
            <text:p>114191</text:p>
          </table:table-cell>
          <table:table-cell office:value-type="float" office:value="113149" calcext:value-type="float">
            <text:p>113149</text:p>
          </table:table-cell>
          <table:table-cell office:value-type="float" office:value="0.91" calcext:value-type="float">
            <text:p>0,91</text:p>
          </table:table-cell>
          <table:table-cell office:value-type="float" office:value="1.28" calcext:value-type="float">
            <text:p>1,28</text:p>
          </table:table-cell>
          <table:table-cell office:value-type="float" office:value="112819" calcext:value-type="float">
            <text:p>11281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12834" calcext:value-type="float">
            <text:p>112834</text:p>
          </table:table-cell>
          <table:table-cell office:value-type="float" office:value="1.19" calcext:value-type="float">
            <text:p>1,19</text:p>
          </table:table-cell>
          <table:table-cell office:value-type="float" office:value="0.65" calcext:value-type="float">
            <text:p>0,65</text:p>
          </table:table-cell>
          <table:table-cell office:value-type="float" office:value="113398" calcext:value-type="float">
            <text:p>113398</text:p>
          </table:table-cell>
          <table:table-cell office:value-type="float" office:value="0.69" calcext:value-type="float">
            <text:p>0,69</text:p>
          </table:table-cell>
          <table:table-cell office:value-type="float" office:value="0.39" calcext:value-type="float">
            <text:p>0,39</text:p>
          </table:table-cell>
          <table:table-cell office:value-type="float" office:value="112959" calcext:value-type="float">
            <text:p>112959</text:p>
          </table:table-cell>
          <table:table-cell office:value-type="float" office:value="1.08" calcext:value-type="float">
            <text:p>1,08</text:p>
          </table:table-cell>
          <table:table-cell office:value-type="float" office:value="4.61" calcext:value-type="float">
            <text:p>4,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40:45.5985655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20:17:45.844304892</meta:creation-date>
    <dc:date>2020-05-19T14:50:50.671686931</dc:date>
    <meta:editing-duration>PT22M24S</meta:editing-duration>
    <meta:editing-cycles>5</meta:editing-cycles>
    <meta:generator>LibreOffice/6.3.5.2$Linux_X86_64 LibreOffice_project/30$Build-2</meta:generator>
    <meta:document-statistic meta:table-count="1" meta:cell-count="527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b</text:p>
        </chart:title>
        <chart:legend chart:legend-position="end" svg:x="12.804cm" svg:y="2.956cm" style:legend-expansion="high" chart:style-name="ch3"/>
        <chart:plot-area chart:style-name="ch4" table:cell-range-address="Hoja1.B1:Hoja1.C1 Hoja1.B12:Hoja1.C21 Hoja1.F1:Hoja1.F1 Hoja1.F12:Hoja1.F21 Hoja1.I1:Hoja1.I1 Hoja1.I12:Hoja1.I21 Hoja1.L1:Hoja1.L1 Hoja1.L12:Hoja1.L21 Hoja1.O1:Hoja1.O1 Hoja1.O12:Hoja1.O21" chart:data-source-has-labels="row" svg:x="1.331cm" svg:y="1.275cm" svg:width="11.153cm" svg:height="6.564cm">
          <chartooo:coordinate-region svg:x="2.693cm" svg:y="1.474cm" svg:width="9.604cm" svg:height="5.718cm"/>
          <chart:axis chart:dimension="x" chart:name="primary-x" chart:style-name="ch5">
            <chart:title svg:x="6.202cm" svg:y="8.019cm" chart:style-name="ch6">
              <text:p>Instancia</text:p>
            </chart:title>
          </chart:axis>
          <chart:axis chart:dimension="y" chart:name="primary-y" chart:style-name="ch5">
            <chart:title svg:x="0.451cm" svg:y="5.739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B12:Hoja1.B21" chart:label-cell-address="Hoja1.B1:Hoja1.B1" chart:class="chart:line">
            <chart:data-point chart:repeated="10"/>
          </chart:series>
          <chart:series chart:style-name="ch10" chart:values-cell-range-address="Hoja1.C12:Hoja1.C21" chart:label-cell-address="Hoja1.C1:Hoja1.C1" chart:class="chart:line">
            <chart:data-point chart:repeated="10"/>
          </chart:series>
          <chart:series chart:style-name="ch11" chart:values-cell-range-address="Hoja1.F12:Hoja1.F21" chart:label-cell-address="Hoja1.F1:Hoja1.F1" chart:class="chart:line">
            <chart:data-point chart:repeated="10"/>
          </chart:series>
          <chart:series chart:style-name="ch12" chart:values-cell-range-address="Hoja1.I12:Hoja1.I21" chart:label-cell-address="Hoja1.I1:Hoja1.I1" chart:class="chart:line">
            <chart:data-point chart:repeated="10"/>
          </chart:series>
          <chart:series chart:style-name="ch13" chart:values-cell-range-address="Hoja1.L12:Hoja1.L21" chart:label-cell-address="Hoja1.L1:Hoja1.L1" chart:class="chart:line">
            <chart:data-point chart:repeated="10"/>
          </chart:series>
          <chart:series chart:style-name="ch14" chart:values-cell-range-address="Hoja1.O12:Hoja1.O21" chart:label-cell-address="Hoja1.O1:Hoja1.O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B1:Hoja1.B1</svg:desc>
                </draw:g>
              </table:table-cell>
              <table:table-cell office:value-type="string">
                <text:p>BL</text:p>
                <draw:g>
                  <svg:desc>Hoja1.C1:Hoja1.C1</svg:desc>
                </draw:g>
              </table:table-cell>
              <table:table-cell office:value-type="string">
                <text:p>ES</text:p>
                <draw:g>
                  <svg:desc>Hoja1.F1:Hoja1.F1</svg:desc>
                </draw:g>
              </table:table-cell>
              <table:table-cell office:value-type="string">
                <text:p>BMB</text:p>
                <draw:g>
                  <svg:desc>Hoja1.I1:Hoja1.I1</svg:desc>
                </draw:g>
              </table:table-cell>
              <table:table-cell office:value-type="string">
                <text:p>ILS</text:p>
                <draw:g>
                  <svg:desc>Hoja1.L1:Hoja1.L1</svg:desc>
                </draw:g>
              </table:table-cell>
              <table:table-cell office:value-type="string">
                <text:p>ILS-ES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30.62">
                <text:p>778030.62</text:p>
                <draw:g>
                  <svg:desc>Hoja1.B12:Hoja1.B21</svg:desc>
                </draw:g>
              </table:table-cell>
              <table:table-cell office:value-type="float" office:value="754287">
                <text:p>754287</text:p>
                <draw:g>
                  <svg:desc>Hoja1.C12:Hoja1.C21</svg:desc>
                </draw:g>
              </table:table-cell>
              <table:table-cell office:value-type="float" office:value="762432">
                <text:p>762432</text:p>
                <draw:g>
                  <svg:desc>Hoja1.F12:Hoja1.F21</svg:desc>
                </draw:g>
              </table:table-cell>
              <table:table-cell office:value-type="float" office:value="768472">
                <text:p>768472</text:p>
                <draw:g>
                  <svg:desc>Hoja1.I12:Hoja1.I21</svg:desc>
                </draw:g>
              </table:table-cell>
              <table:table-cell office:value-type="float" office:value="768893">
                <text:p>768893</text:p>
                <draw:g>
                  <svg:desc>Hoja1.L12:Hoja1.L21</svg:desc>
                </draw:g>
              </table:table-cell>
              <table:table-cell office:value-type="float" office:value="770455">
                <text:p>770455</text:p>
                <draw:g>
                  <svg:desc>Hoja1.O12:Hoja1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9963.69">
                <text:p>779963.69</text:p>
              </table:table-cell>
              <table:table-cell office:value-type="float" office:value="771778">
                <text:p>771778</text:p>
              </table:table-cell>
              <table:table-cell office:value-type="float" office:value="764288">
                <text:p>764288</text:p>
              </table:table-cell>
              <table:table-cell office:value-type="float" office:value="771856">
                <text:p>771856</text:p>
              </table:table-cell>
              <table:table-cell office:value-type="float" office:value="776145">
                <text:p>776145</text:p>
              </table:table-cell>
              <table:table-cell office:value-type="float" office:value="768793">
                <text:p>768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768.44">
                <text:p>776768.44</text:p>
              </table:table-cell>
              <table:table-cell office:value-type="float" office:value="760587">
                <text:p>760587</text:p>
              </table:table-cell>
              <table:table-cell office:value-type="float" office:value="763946">
                <text:p>763946</text:p>
              </table:table-cell>
              <table:table-cell office:value-type="float" office:value="767181">
                <text:p>767181</text:p>
              </table:table-cell>
              <table:table-cell office:value-type="float" office:value="769205">
                <text:p>769205</text:p>
              </table:table-cell>
              <table:table-cell office:value-type="float" office:value="768283">
                <text:p>76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394.62">
                <text:p>775394.62</text:p>
              </table:table-cell>
              <table:table-cell office:value-type="float" office:value="765833">
                <text:p>765833</text:p>
              </table:table-cell>
              <table:table-cell office:value-type="float" office:value="766680">
                <text:p>766680</text:p>
              </table:table-cell>
              <table:table-cell office:value-type="float" office:value="765863">
                <text:p>765863</text:p>
              </table:table-cell>
              <table:table-cell office:value-type="float" office:value="769641">
                <text:p>769641</text:p>
              </table:table-cell>
              <table:table-cell office:value-type="float" office:value="767491">
                <text:p>767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611.06">
                <text:p>775611.06</text:p>
              </table:table-cell>
              <table:table-cell office:value-type="float" office:value="753444">
                <text:p>753444</text:p>
              </table:table-cell>
              <table:table-cell office:value-type="float" office:value="753849">
                <text:p>753849</text:p>
              </table:table-cell>
              <table:table-cell office:value-type="float" office:value="770415">
                <text:p>770415</text:p>
              </table:table-cell>
              <table:table-cell office:value-type="float" office:value="769000">
                <text:p>769000</text:p>
              </table:table-cell>
              <table:table-cell office:value-type="float" office:value="765396">
                <text:p>765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153.69">
                <text:p>775153.69</text:p>
              </table:table-cell>
              <table:table-cell office:value-type="float" office:value="758023">
                <text:p>758023</text:p>
              </table:table-cell>
              <table:table-cell office:value-type="float" office:value="759891">
                <text:p>759891</text:p>
              </table:table-cell>
              <table:table-cell office:value-type="float" office:value="765810">
                <text:p>765810</text:p>
              </table:table-cell>
              <table:table-cell office:value-type="float" office:value="759684">
                <text:p>759684</text:p>
              </table:table-cell>
              <table:table-cell office:value-type="float" office:value="768544">
                <text:p>768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232.87">
                <text:p>777232.87</text:p>
              </table:table-cell>
              <table:table-cell office:value-type="float" office:value="756698">
                <text:p>756698</text:p>
              </table:table-cell>
              <table:table-cell office:value-type="float" office:value="762001">
                <text:p>762001</text:p>
              </table:table-cell>
              <table:table-cell office:value-type="float" office:value="766665">
                <text:p>766665</text:p>
              </table:table-cell>
              <table:table-cell office:value-type="float" office:value="765951">
                <text:p>765951</text:p>
              </table:table-cell>
              <table:table-cell office:value-type="float" office:value="769574">
                <text:p>769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168.75">
                <text:p>779168.75</text:p>
              </table:table-cell>
              <table:table-cell office:value-type="float" office:value="764679">
                <text:p>764679</text:p>
              </table:table-cell>
              <table:table-cell office:value-type="float" office:value="764350">
                <text:p>764350</text:p>
              </table:table-cell>
              <table:table-cell office:value-type="float" office:value="773351">
                <text:p>773351</text:p>
              </table:table-cell>
              <table:table-cell office:value-type="float" office:value="775018">
                <text:p>775018</text:p>
              </table:table-cell>
              <table:table-cell office:value-type="float" office:value="771452">
                <text:p>771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802.19">
                <text:p>774802.19</text:p>
              </table:table-cell>
              <table:table-cell office:value-type="float" office:value="763851">
                <text:p>763851</text:p>
              </table:table-cell>
              <table:table-cell office:value-type="float" office:value="756551">
                <text:p>756551</text:p>
              </table:table-cell>
              <table:table-cell office:value-type="float" office:value="766528">
                <text:p>766528</text:p>
              </table:table-cell>
              <table:table-cell office:value-type="float" office:value="770633">
                <text:p>770633</text:p>
              </table:table-cell>
              <table:table-cell office:value-type="float" office:value="769227">
                <text:p>769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961.31">
                <text:p>774961.31</text:p>
              </table:table-cell>
              <table:table-cell office:value-type="float" office:value="767725">
                <text:p>767725</text:p>
              </table:table-cell>
              <table:table-cell office:value-type="float" office:value="759213">
                <text:p>759213</text:p>
              </table:table-cell>
              <table:table-cell office:value-type="float" office:value="771090">
                <text:p>771090</text:p>
              </table:table-cell>
              <table:table-cell office:value-type="float" office:value="766173">
                <text:p>766173</text:p>
              </table:table-cell>
              <table:table-cell office:value-type="float" office:value="769320">
                <text:p>769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a</text:p>
        </chart:title>
        <chart:legend chart:legend-position="end" svg:x="12.804cm" svg:y="2.956cm" style:legend-expansion="high" chart:style-name="ch3"/>
        <chart:plot-area chart:style-name="ch4" table:cell-range-address="Hoja1.B1:Hoja1.C1 Hoja1.B22:Hoja1.C31 Hoja1.F1:Hoja1.F1 Hoja1.F22:Hoja1.F31 Hoja1.I1:Hoja1.I1 Hoja1.I22:Hoja1.I31 Hoja1.L1:Hoja1.L1 Hoja1.L22:Hoja1.L31 Hoja1.O1:Hoja1.O1 Hoja1.O22:Hoja1.O31" chart:data-source-has-labels="row" svg:x="1.331cm" svg:y="1.275cm" svg:width="11.153cm" svg:height="6.564cm">
          <chartooo:coordinate-region svg:x="2.693cm" svg:y="1.475cm" svg:width="9.604cm" svg:height="5.718cm"/>
          <chart:axis chart:dimension="x" chart:name="primary-x" chart:style-name="ch5">
            <chart:title svg:x="6.202cm" svg:y="8.019cm" chart:style-name="ch6">
              <text:p>Instancia</text:p>
            </chart:title>
          </chart:axis>
          <chart:axis chart:dimension="y" chart:name="primary-y" chart:style-name="ch5">
            <chart:title svg:x="0.451cm" svg:y="5.739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B22:Hoja1.B31" chart:label-cell-address="Hoja1.B1:Hoja1.B1" chart:class="chart:line">
            <chart:data-point chart:repeated="10"/>
          </chart:series>
          <chart:series chart:style-name="ch10" chart:values-cell-range-address="Hoja1.C22:Hoja1.C31" chart:label-cell-address="Hoja1.C1:Hoja1.C1" chart:class="chart:line">
            <chart:data-point chart:repeated="10"/>
          </chart:series>
          <chart:series chart:style-name="ch11" chart:values-cell-range-address="Hoja1.F22:Hoja1.F31" chart:label-cell-address="Hoja1.F1:Hoja1.F1" chart:class="chart:line">
            <chart:data-point chart:repeated="10"/>
          </chart:series>
          <chart:series chart:style-name="ch12" chart:values-cell-range-address="Hoja1.I22:Hoja1.I31" chart:label-cell-address="Hoja1.I1:Hoja1.I1" chart:class="chart:line">
            <chart:data-point chart:repeated="10"/>
          </chart:series>
          <chart:series chart:style-name="ch13" chart:values-cell-range-address="Hoja1.L22:Hoja1.L31" chart:label-cell-address="Hoja1.L1:Hoja1.L1" chart:class="chart:line">
            <chart:data-point chart:repeated="10"/>
          </chart:series>
          <chart:series chart:style-name="ch14" chart:values-cell-range-address="Hoja1.O22:Hoja1.O31" chart:label-cell-address="Hoja1.O1:Hoja1.O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B1:Hoja1.B1</svg:desc>
                </draw:g>
              </table:table-cell>
              <table:table-cell office:value-type="string">
                <text:p>BL</text:p>
                <draw:g>
                  <svg:desc>Hoja1.C1:Hoja1.C1</svg:desc>
                </draw:g>
              </table:table-cell>
              <table:table-cell office:value-type="string">
                <text:p>ES</text:p>
                <draw:g>
                  <svg:desc>Hoja1.F1:Hoja1.F1</svg:desc>
                </draw:g>
              </table:table-cell>
              <table:table-cell office:value-type="string">
                <text:p>BMB</text:p>
                <draw:g>
                  <svg:desc>Hoja1.I1:Hoja1.I1</svg:desc>
                </draw:g>
              </table:table-cell>
              <table:table-cell office:value-type="string">
                <text:p>ILS</text:p>
                <draw:g>
                  <svg:desc>Hoja1.L1:Hoja1.L1</svg:desc>
                </draw:g>
              </table:table-cell>
              <table:table-cell office:value-type="string">
                <text:p>ILS-ES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39">
                <text:p>114139</text:p>
                <draw:g>
                  <svg:desc>Hoja1.B22:Hoja1.B31</svg:desc>
                </draw:g>
              </table:table-cell>
              <table:table-cell office:value-type="float" office:value="112980">
                <text:p>112980</text:p>
                <draw:g>
                  <svg:desc>Hoja1.C22:Hoja1.C31</svg:desc>
                </draw:g>
              </table:table-cell>
              <table:table-cell office:value-type="float" office:value="112544">
                <text:p>112544</text:p>
                <draw:g>
                  <svg:desc>Hoja1.F22:Hoja1.F31</svg:desc>
                </draw:g>
              </table:table-cell>
              <table:table-cell office:value-type="float" office:value="113028">
                <text:p>113028</text:p>
                <draw:g>
                  <svg:desc>Hoja1.I22:Hoja1.I31</svg:desc>
                </draw:g>
              </table:table-cell>
              <table:table-cell office:value-type="float" office:value="113825">
                <text:p>113825</text:p>
                <draw:g>
                  <svg:desc>Hoja1.L22:Hoja1.L31</svg:desc>
                </draw:g>
              </table:table-cell>
              <table:table-cell office:value-type="float" office:value="113008">
                <text:p>113008</text:p>
                <draw:g>
                  <svg:desc>Hoja1.O22:Hoja1.O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92">
                <text:p>114092</text:p>
              </table:table-cell>
              <table:table-cell office:value-type="float" office:value="112882">
                <text:p>112882</text:p>
              </table:table-cell>
              <table:table-cell office:value-type="float" office:value="112382">
                <text:p>112382</text:p>
              </table:table-cell>
              <table:table-cell office:value-type="float" office:value="112651">
                <text:p>112651</text:p>
              </table:table-cell>
              <table:table-cell office:value-type="float" office:value="113268">
                <text:p>113268</text:p>
              </table:table-cell>
              <table:table-cell office:value-type="float" office:value="112858">
                <text:p>112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124">
                <text:p>114124</text:p>
              </table:table-cell>
              <table:table-cell office:value-type="float" office:value="112094">
                <text:p>112094</text:p>
              </table:table-cell>
              <table:table-cell office:value-type="float" office:value="112426">
                <text:p>112426</text:p>
              </table:table-cell>
              <table:table-cell office:value-type="float" office:value="112944">
                <text:p>112944</text:p>
              </table:table-cell>
              <table:table-cell office:value-type="float" office:value="113223">
                <text:p>113223</text:p>
              </table:table-cell>
              <table:table-cell office:value-type="float" office:value="113062">
                <text:p>113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203">
                <text:p>114203</text:p>
              </table:table-cell>
              <table:table-cell office:value-type="float" office:value="112728">
                <text:p>112728</text:p>
              </table:table-cell>
              <table:table-cell office:value-type="float" office:value="112573">
                <text:p>112573</text:p>
              </table:table-cell>
              <table:table-cell office:value-type="float" office:value="112835">
                <text:p>112835</text:p>
              </table:table-cell>
              <table:table-cell office:value-type="float" office:value="113306">
                <text:p>113306</text:p>
              </table:table-cell>
              <table:table-cell office:value-type="float" office:value="112887">
                <text:p>112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180">
                <text:p>114180</text:p>
              </table:table-cell>
              <table:table-cell office:value-type="float" office:value="112777">
                <text:p>112777</text:p>
              </table:table-cell>
              <table:table-cell office:value-type="float" office:value="112820">
                <text:p>112820</text:p>
              </table:table-cell>
              <table:table-cell office:value-type="float" office:value="112944">
                <text:p>112944</text:p>
              </table:table-cell>
              <table:table-cell office:value-type="float" office:value="113838">
                <text:p>113838</text:p>
              </table:table-cell>
              <table:table-cell office:value-type="float" office:value="112966">
                <text:p>112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52">
                <text:p>114252</text:p>
              </table:table-cell>
              <table:table-cell office:value-type="float" office:value="112832">
                <text:p>112832</text:p>
              </table:table-cell>
              <table:table-cell office:value-type="float" office:value="112386">
                <text:p>112386</text:p>
              </table:table-cell>
              <table:table-cell office:value-type="float" office:value="112987">
                <text:p>112987</text:p>
              </table:table-cell>
              <table:table-cell office:value-type="float" office:value="113220">
                <text:p>113220</text:p>
              </table:table-cell>
              <table:table-cell office:value-type="float" office:value="113002">
                <text:p>113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213">
                <text:p>114213</text:p>
              </table:table-cell>
              <table:table-cell office:value-type="float" office:value="112534">
                <text:p>112534</text:p>
              </table:table-cell>
              <table:table-cell office:value-type="float" office:value="112244">
                <text:p>112244</text:p>
              </table:table-cell>
              <table:table-cell office:value-type="float" office:value="112874">
                <text:p>112874</text:p>
              </table:table-cell>
              <table:table-cell office:value-type="float" office:value="113447">
                <text:p>113447</text:p>
              </table:table-cell>
              <table:table-cell office:value-type="float" office:value="112946">
                <text:p>11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378">
                <text:p>114378</text:p>
              </table:table-cell>
              <table:table-cell office:value-type="float" office:value="112830">
                <text:p>112830</text:p>
              </table:table-cell>
              <table:table-cell office:value-type="float" office:value="112921">
                <text:p>112921</text:p>
              </table:table-cell>
              <table:table-cell office:value-type="float" office:value="112991">
                <text:p>112991</text:p>
              </table:table-cell>
              <table:table-cell office:value-type="float" office:value="113427">
                <text:p>113427</text:p>
              </table:table-cell>
              <table:table-cell office:value-type="float" office:value="113016">
                <text:p>113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01">
                <text:p>114201</text:p>
              </table:table-cell>
              <table:table-cell office:value-type="float" office:value="112789">
                <text:p>112789</text:p>
              </table:table-cell>
              <table:table-cell office:value-type="float" office:value="112209">
                <text:p>112209</text:p>
              </table:table-cell>
              <table:table-cell office:value-type="float" office:value="112908">
                <text:p>112908</text:p>
              </table:table-cell>
              <table:table-cell office:value-type="float" office:value="113589">
                <text:p>113589</text:p>
              </table:table-cell>
              <table:table-cell office:value-type="float" office:value="112761">
                <text:p>11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91">
                <text:p>114191</text:p>
              </table:table-cell>
              <table:table-cell office:value-type="float" office:value="113149">
                <text:p>113149</text:p>
              </table:table-cell>
              <table:table-cell office:value-type="float" office:value="112819">
                <text:p>112819</text:p>
              </table:table-cell>
              <table:table-cell office:value-type="float" office:value="112834">
                <text:p>112834</text:p>
              </table:table-cell>
              <table:table-cell office:value-type="float" office:value="113398">
                <text:p>113398</text:p>
              </table:table-cell>
              <table:table-cell office:value-type="float" office:value="112959">
                <text:p>112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6.106cm" svg:y="0.001cm" chart:style-name="ch2">
          <text:p>Desviación</text:p>
        </chart:title>
        <chart:legend chart:legend-position="end" svg:x="12.616cm" svg:y="3.298cm" style:legend-expansion="custom" chartooo:width="2.245cm" chartooo:height="2.59cm" style:legend-expansion-aspect-ratio="0.866795366795367" chart:style-name="ch3"/>
        <chart:plot-area chart:style-name="ch4" table:cell-range-address="Hoja1.D1:Hoja1.D31 Hoja1.G1:Hoja1.G31 Hoja1.J1:Hoja1.J31 Hoja1.M1:Hoja1.M31 Hoja1.P1:Hoja1.P31" chart:data-source-has-labels="row" svg:x="3.964cm" svg:y="1.055cm" svg:width="6.725cm" svg:height="6.944cm">
          <chartooo:coordinate-region svg:x="4.546cm" svg:y="1.814cm" svg:width="5.428cm" svg:height="5.428cm"/>
          <chart:axis chart:dimension="x" chart:name="primary-x" chart:style-name="ch5">
            <chart:title svg:x="6.621cm" svg:y="8.179cm" chart:style-name="ch6">
              <text:p>Instancia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2:Hoja1.D31" chart:label-cell-address="Hoja1.D1:Hoja1.D1" chart:class="chart:radar">
            <chart:data-point chart:repeated="30"/>
          </chart:series>
          <chart:series chart:style-name="ch9" chart:values-cell-range-address="Hoja1.G2:Hoja1.G31" chart:label-cell-address="Hoja1.G1:Hoja1.G1" chart:class="chart:radar">
            <chart:data-point chart:repeated="30"/>
          </chart:series>
          <chart:series chart:style-name="ch10" chart:values-cell-range-address="Hoja1.J2:Hoja1.J31" chart:label-cell-address="Hoja1.J1:Hoja1.J1" chart:class="chart:radar">
            <chart:data-point chart:repeated="30"/>
          </chart:series>
          <chart:series chart:style-name="ch11" chart:values-cell-range-address="Hoja1.M2:Hoja1.M31" chart:label-cell-address="Hoja1.M1:Hoja1.M1" chart:class="chart:radar">
            <chart:data-point chart:repeated="30"/>
          </chart:series>
          <chart:series chart:style-name="ch12" chart:values-cell-range-address="Hoja1.P2:Hoja1.P31" chart:label-cell-address="Hoja1.P1:Hoja1.P1" chart:class="chart:rad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  <draw:g>
                  <svg:desc>Hoja1.D1:Hoja1.D1</svg:desc>
                </draw:g>
              </table:table-cell>
              <table:table-cell office:value-type="string">
                <text:p>ES</text:p>
                <draw:g>
                  <svg:desc>Hoja1.G1:Hoja1.G1</svg:desc>
                </draw:g>
              </table:table-cell>
              <table:table-cell office:value-type="string">
                <text:p>BMB</text:p>
                <draw:g>
                  <svg:desc>Hoja1.J1:Hoja1.J1</svg:desc>
                </draw:g>
              </table:table-cell>
              <table:table-cell office:value-type="string">
                <text:p>ILS</text:p>
                <draw:g>
                  <svg:desc>Hoja1.M1:Hoja1.M1</svg:desc>
                </draw:g>
              </table:table-cell>
              <table:table-cell office:value-type="string">
                <text:p>ILS-ES</text:p>
                <draw:g>
                  <svg:desc>Hoja1.P1:Hoja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Hoja1.D2:Hoja1.D31</svg:desc>
                </draw:g>
              </table:table-cell>
              <table:table-cell office:value-type="float" office:value="0.03">
                <text:p>0.03</text:p>
                <draw:g>
                  <svg:desc>Hoja1.G2:Hoja1.G31</svg:desc>
                </draw:g>
              </table:table-cell>
              <table:table-cell office:value-type="float" office:value="0.01">
                <text:p>0.01</text:p>
                <draw:g>
                  <svg:desc>Hoja1.J2:Hoja1.J31</svg:desc>
                </draw:g>
              </table:table-cell>
              <table:table-cell office:value-type="float" office:value="0">
                <text:p>0</text:p>
                <draw:g>
                  <svg:desc>Hoja1.M2:Hoja1.M31</svg:desc>
                </draw:g>
              </table:table-cell>
              <table:table-cell office:value-type="float" office:value="0.01">
                <text:p>0.01</text:p>
                <draw:g>
                  <svg:desc>Hoja1.P2:Hoja1.P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5">
                <text:p>3.05</text:p>
              </table:table-cell>
              <table:table-cell office:value-type="float" office:value="2">
                <text:p>2</text:p>
              </table:table-cell>
              <table:table-cell office:value-type="float" office:value="1.23">
                <text:p>1.23</text:p>
              </table:table-cell>
              <table:table-cell office:value-type="float" office:value="1.17">
                <text:p>1.1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">
                <text:p>1.05</text:p>
              </table:table-cell>
              <table:table-cell office:value-type="float" office:value="2.01">
                <text:p>2.01</text:p>
              </table:table-cell>
              <table:table-cell office:value-type="float" office:value="1.04">
                <text:p>1.04</text:p>
              </table:table-cell>
              <table:table-cell office:value-type="float" office:value="0.49">
                <text:p>0.4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1.65">
                <text:p>1.65</text:p>
              </table:table-cell>
              <table:table-cell office:value-type="float" office:value="1.23">
                <text:p>1.23</text:p>
              </table:table-cell>
              <table:table-cell office:value-type="float" office:value="0.97">
                <text:p>0.9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3">
                <text:p>1.23</text:p>
              </table:table-cell>
              <table:table-cell office:value-type="float" office:value="1.12">
                <text:p>1.12</text:p>
              </table:table-cell>
              <table:table-cell office:value-type="float" office:value="1.23">
                <text:p>1.23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6">
                <text:p>2.86</text:p>
              </table:table-cell>
              <table:table-cell office:value-type="float" office:value="2.81">
                <text:p>2.81</text:p>
              </table:table-cell>
              <table:table-cell office:value-type="float" office:value="0.67">
                <text:p>0.67</text:p>
              </table:table-cell>
              <table:table-cell office:value-type="float" office:value="0.85">
                <text:p>0.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1">
                <text:p>2.21</text:p>
              </table:table-cell>
              <table:table-cell office:value-type="float" office:value="1.97">
                <text:p>1.97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4">
                <text:p>2.64</text:p>
              </table:table-cell>
              <table:table-cell office:value-type="float" office:value="1.96">
                <text:p>1.96</text:p>
              </table:table-cell>
              <table:table-cell office:value-type="float" office:value="1.36">
                <text:p>1.36</text:p>
              </table:table-cell>
              <table:table-cell office:value-type="float" office:value="1.45">
                <text:p>1.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6">
                <text:p>1.86</text:p>
              </table:table-cell>
              <table:table-cell office:value-type="float" office:value="1.9">
                <text:p>1.9</text:p>
              </table:table-cell>
              <table:table-cell office:value-type="float" office:value="0.75">
                <text:p>0.75</text:p>
              </table:table-cell>
              <table:table-cell office:value-type="float" office:value="0.53">
                <text:p>0.5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">
                <text:p>1.41</text:p>
              </table:table-cell>
              <table:table-cell office:value-type="float" office:value="2.36">
                <text:p>2.36</text:p>
              </table:table-cell>
              <table:table-cell office:value-type="float" office:value="1.07">
                <text:p>1.07</text:p>
              </table:table-cell>
              <table:table-cell office:value-type="float" office:value="0.54">
                <text:p>0.5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">
                <text:p>0.93</text:p>
              </table:table-cell>
              <table:table-cell office:value-type="float" office:value="2.03">
                <text:p>2.03</text:p>
              </table:table-cell>
              <table:table-cell office:value-type="float" office:value="0.5">
                <text:p>0.5</text:p>
              </table:table-cell>
              <table:table-cell office:value-type="float" office:value="1.13">
                <text:p>1.1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2">
                <text:p>1.02</text:p>
              </table:table-cell>
              <table:table-cell office:value-type="float" office:value="1.4">
                <text:p>1.4</text:p>
              </table:table-cell>
              <table:table-cell office:value-type="float" office:value="0.97">
                <text:p>0.97</text:p>
              </table:table-cell>
              <table:table-cell office:value-type="float" office:value="0.28">
                <text:p>0.2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6">
                <text:p>1.06</text:p>
              </table:table-cell>
              <table:table-cell office:value-type="float" office:value="1.5">
                <text:p>1.5</text:p>
              </table:table-cell>
              <table:table-cell office:value-type="float" office:value="1.26">
                <text:p>1.26</text:p>
              </table:table-cell>
              <table:table-cell office:value-type="float" office:value="0.72">
                <text:p>0.7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8">
                <text:p>1.78</text:p>
              </table:table-cell>
              <table:table-cell office:value-type="float" office:value="1.49">
                <text:p>1.49</text:p>
              </table:table-cell>
              <table:table-cell office:value-type="float" office:value="1.03">
                <text:p>1.03</text:p>
              </table:table-cell>
              <table:table-cell office:value-type="float" office:value="0.79">
                <text:p>0.7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9">
                <text:p>1.29</text:p>
              </table:table-cell>
              <table:table-cell office:value-type="float" office:value="1.43">
                <text:p>1.43</text:p>
              </table:table-cell>
              <table:table-cell office:value-type="float" office:value="1.2">
                <text:p>1.2</text:p>
              </table:table-cell>
              <table:table-cell office:value-type="float" office:value="0.79">
                <text:p>0.7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">
                <text:p>1.23</text:p>
              </table:table-cell>
              <table:table-cell office:value-type="float" office:value="1.19">
                <text:p>1.19</text:p>
              </table:table-cell>
              <table:table-cell office:value-type="float" office:value="1.08">
                <text:p>1.08</text:p>
              </table:table-cell>
              <table:table-cell office:value-type="float" office:value="0.3">
                <text:p>0.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">
                <text:p>1.24</text:p>
              </table:table-cell>
              <table:table-cell office:value-type="float" office:value="1.63">
                <text:p>1.63</text:p>
              </table:table-cell>
              <table:table-cell office:value-type="float" office:value="1.11">
                <text:p>1.11</text:p>
              </table:table-cell>
              <table:table-cell office:value-type="float" office:value="0.9">
                <text:p>0.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">
                <text:p>1.47</text:p>
              </table:table-cell>
              <table:table-cell office:value-type="float" office:value="1.72">
                <text:p>1.72</text:p>
              </table:table-cell>
              <table:table-cell office:value-type="float" office:value="1.17">
                <text:p>1.17</text:p>
              </table:table-cell>
              <table:table-cell office:value-type="float" office:value="0.67">
                <text:p>0.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27">
                <text:p>1.27</text:p>
              </table:table-cell>
              <table:table-cell office:value-type="float" office:value="1.21">
                <text:p>1.21</text:p>
              </table:table-cell>
              <table:table-cell office:value-type="float" office:value="0.83">
                <text:p>0.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4">
                <text:p>1.24</text:p>
              </table:table-cell>
              <table:table-cell office:value-type="float" office:value="1.74">
                <text:p>1.74</text:p>
              </table:table-cell>
              <table:table-cell office:value-type="float" office:value="1.13">
                <text:p>1.13</text:p>
              </table:table-cell>
              <table:table-cell office:value-type="float" office:value="0.54">
                <text:p>0.5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">
                <text:p>0.91</text:p>
              </table:table-cell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0.69">
                <text:p>0.69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GKD-c</text:p>
        </chart:title>
        <chart:legend chart:legend-position="end" svg:x="12.804cm" svg:y="2.956cm" style:legend-expansion="high" chart:style-name="ch3"/>
        <chart:plot-area chart:style-name="ch4" table:cell-range-address="Hoja1.B1:Hoja1.C11 Hoja1.F1:Hoja1.F11 Hoja1.I1:Hoja1.I11 Hoja1.L1:Hoja1.L11 Hoja1.O1:Hoja1.O11" chart:data-source-has-labels="row" svg:x="1.331cm" svg:y="1.275cm" svg:width="11.153cm" svg:height="6.564cm">
          <chartooo:coordinate-region svg:x="2.508cm" svg:y="1.474cm" svg:width="9.789cm" svg:height="5.718cm"/>
          <chart:axis chart:dimension="x" chart:name="primary-x" chart:style-name="ch5">
            <chart:title svg:x="6.202cm" svg:y="8.019cm" chart:style-name="ch6">
              <text:p>Instancia</text:p>
            </chart:title>
          </chart:axis>
          <chart:axis chart:dimension="y" chart:name="primary-y" chart:style-name="ch5">
            <chart:title svg:x="0.451cm" svg:y="5.739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B2:Hoja1.B11" chart:label-cell-address="Hoja1.B1:Hoja1.B1" chart:class="chart:line">
            <chart:data-point chart:repeated="10"/>
          </chart:series>
          <chart:series chart:style-name="ch10" chart:values-cell-range-address="Hoja1.C2:Hoja1.C11" chart:label-cell-address="Hoja1.C1:Hoja1.C1" chart:class="chart:line">
            <chart:data-point chart:repeated="10"/>
          </chart:series>
          <chart:series chart:style-name="ch11" chart:values-cell-range-address="Hoja1.F2:Hoja1.F11" chart:label-cell-address="Hoja1.F1:Hoja1.F1" chart:class="chart:line">
            <chart:data-point chart:repeated="10"/>
          </chart:series>
          <chart:series chart:style-name="ch12" chart:values-cell-range-address="Hoja1.I2:Hoja1.I11" chart:label-cell-address="Hoja1.I1:Hoja1.I1" chart:class="chart:line">
            <chart:data-point chart:repeated="10"/>
          </chart:series>
          <chart:series chart:style-name="ch13" chart:values-cell-range-address="Hoja1.L2:Hoja1.L11" chart:label-cell-address="Hoja1.L1:Hoja1.L1" chart:class="chart:line">
            <chart:data-point chart:repeated="10"/>
          </chart:series>
          <chart:series chart:style-name="ch14" chart:values-cell-range-address="Hoja1.O2:Hoja1.O11" chart:label-cell-address="Hoja1.O1:Hoja1.O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B1:Hoja1.B1</svg:desc>
                </draw:g>
              </table:table-cell>
              <table:table-cell office:value-type="string">
                <text:p>BL</text:p>
                <draw:g>
                  <svg:desc>Hoja1.C1:Hoja1.C1</svg:desc>
                </draw:g>
              </table:table-cell>
              <table:table-cell office:value-type="string">
                <text:p>ES</text:p>
                <draw:g>
                  <svg:desc>Hoja1.F1:Hoja1.F1</svg:desc>
                </draw:g>
              </table:table-cell>
              <table:table-cell office:value-type="string">
                <text:p>BMB</text:p>
                <draw:g>
                  <svg:desc>Hoja1.I1:Hoja1.I1</svg:desc>
                </draw:g>
              </table:table-cell>
              <table:table-cell office:value-type="string">
                <text:p>ILS</text:p>
                <draw:g>
                  <svg:desc>Hoja1.L1:Hoja1.L1</svg:desc>
                </draw:g>
              </table:table-cell>
              <table:table-cell office:value-type="string">
                <text:p>ILS-ES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7.13">
                <text:p>19587.13</text:p>
                <draw:g>
                  <svg:desc>Hoja1.B2:Hoja1.B11</svg:desc>
                </draw:g>
              </table:table-cell>
              <table:table-cell office:value-type="float" office:value="19579">
                <text:p>19579</text:p>
                <draw:g>
                  <svg:desc>Hoja1.C2:Hoja1.C11</svg:desc>
                </draw:g>
              </table:table-cell>
              <table:table-cell office:value-type="float" office:value="19581.2">
                <text:p>19581.2</text:p>
                <draw:g>
                  <svg:desc>Hoja1.F2:Hoja1.F11</svg:desc>
                </draw:g>
              </table:table-cell>
              <table:table-cell office:value-type="float" office:value="19586">
                <text:p>19586</text:p>
                <draw:g>
                  <svg:desc>Hoja1.I2:Hoja1.I11</svg:desc>
                </draw:g>
              </table:table-cell>
              <table:table-cell office:value-type="float" office:value="19587.1">
                <text:p>19587.1</text:p>
                <draw:g>
                  <svg:desc>Hoja1.L2:Hoja1.L11</svg:desc>
                </draw:g>
              </table:table-cell>
              <table:table-cell office:value-type="float" office:value="19584.6">
                <text:p>19584.6</text:p>
                <draw:g>
                  <svg:desc>Hoja1.O2:Hoja1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60.24">
                <text:p>19360.24</text:p>
              </table:table-cell>
              <table:table-cell office:value-type="float" office:value="19355.6">
                <text:p>19355.6</text:p>
              </table:table-cell>
              <table:table-cell office:value-type="float" office:value="19357">
                <text:p>19357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6.7">
                <text:p>19366.7</text:p>
              </table:table-cell>
              <table:table-cell office:value-type="float" office:value="19359.7">
                <text:p>19359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8.56">
                <text:p>19458.56</text:p>
              </table:table-cell>
              <table:table-cell office:value-type="float" office:value="19458.5">
                <text:p>19458.5</text:p>
              </table:table-cell>
              <table:table-cell office:value-type="float" office:value="19453.1">
                <text:p>19453.1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22.15">
                <text:p>19422.15</text:p>
              </table:table-cell>
              <table:table-cell office:value-type="float" office:value="19415.9">
                <text:p>19415.9</text:p>
              </table:table-cell>
              <table:table-cell office:value-type="float" office:value="19418.6">
                <text:p>19418.6</text:p>
              </table:table-cell>
              <table:table-cell office:value-type="float" office:value="19421.6">
                <text:p>19421.6</text:p>
              </table:table-cell>
              <table:table-cell office:value-type="float" office:value="19421.6">
                <text:p>19421.6</text:p>
              </table:table-cell>
              <table:table-cell office:value-type="float" office:value="19422.1">
                <text:p>1942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80.21">
                <text:p>19680.21</text:p>
              </table:table-cell>
              <table:table-cell office:value-type="float" office:value="19677.4">
                <text:p>19677.4</text:p>
              </table:table-cell>
              <table:table-cell office:value-type="float" office:value="19665.2">
                <text:p>19665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31.39">
                <text:p>19331.39</text:p>
              </table:table-cell>
              <table:table-cell office:value-type="float" office:value="19326">
                <text:p>19326</text:p>
              </table:table-cell>
              <table:table-cell office:value-type="float" office:value="19327.3">
                <text:p>19327.3</text:p>
              </table:table-cell>
              <table:table-cell office:value-type="float" office:value="19331.4">
                <text:p>19331.4</text:p>
              </table:table-cell>
              <table:table-cell office:value-type="float" office:value="19331.4">
                <text:p>19331.4</text:p>
              </table:table-cell>
              <table:table-cell office:value-type="float" office:value="19329.4">
                <text:p>1932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61.39">
                <text:p>19461.39</text:p>
              </table:table-cell>
              <table:table-cell office:value-type="float" office:value="19456">
                <text:p>19456</text:p>
              </table:table-cell>
              <table:table-cell office:value-type="float" office:value="19459.8">
                <text:p>19459.8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77.39">
                <text:p>19477.39</text:p>
              </table:table-cell>
              <table:table-cell office:value-type="float" office:value="19477.3">
                <text:p>19477.3</text:p>
              </table:table-cell>
              <table:table-cell office:value-type="float" office:value="19471.6">
                <text:p>19471.6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4.84">
                <text:p>19604.84</text:p>
              </table:table-cell>
              <table:table-cell office:value-type="float" office:value="19596.2">
                <text:p>19596.2</text:p>
              </table:table-cell>
              <table:table-cell office:value-type="float" office:value="19601.8">
                <text:p>19601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